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5A0000000CC91F41251.png"/>
  <manifest:file-entry manifest:media-type="image/png" manifest:full-path="Pictures/10000000000002640000018C266CCC51.png"/>
  <manifest:file-entry manifest:media-type="image/png" manifest:full-path="Pictures/10000000000003B90000022FD250ABFD.png"/>
  <manifest:file-entry manifest:media-type="image/png" manifest:full-path="Pictures/10000000000005A000000149982F268D.png"/>
  <manifest:file-entry manifest:media-type="image/png" manifest:full-path="Pictures/10000000000002AB00000184945868CD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2" draw:name="graphics4" text:anchor-type="paragraph" svg:x="0.026cm" svg:y="15.319cm" svg:width="16.999cm" svg:height="9.656cm" draw:z-index="3"><draw:image xlink:href="Pictures/10000000000002AB00000184945868CD.png" xlink:type="simple" xlink:show="embed" xlink:actuate="onLoad"/></draw:frame><draw:frame draw:style-name="fr2" draw:name="graphics3" text:anchor-type="paragraph" svg:x="0.561cm" svg:y="7.408cm" svg:width="16.193cm" svg:height="10.478cm" draw:z-index="2"><draw:image xlink:href="Pictures/10000000000002640000018C266CCC51.png" xlink:type="simple" xlink:show="embed" xlink:actuate="onLoad"/></draw:frame><draw:frame draw:style-name="fr2" draw:name="graphics2" text:anchor-type="paragraph" svg:x="0.106cm" svg:y="4.498cm" svg:width="16.999cm" svg:height="2.408cm" draw:z-index="1"><draw:image xlink:href="Pictures/10000000000005A0000000CC91F41251.png" xlink:type="simple" xlink:show="embed" xlink:actuate="onLoad"/></draw:frame><draw:frame draw:style-name="fr1" draw:name="graphics1" text:anchor-type="paragraph" svg:width="16.999cm" svg:height="3.882cm" draw:z-index="0"><draw:image xlink:href="Pictures/10000000000005A000000149982F268D.png" xlink:type="simple" xlink:show="embed" xlink:actuate="onLoad"/></draw:frame></text:p>
      <text:p text:style-name="P1"><draw:frame draw:style-name="fr1" draw:name="graphics5" text:anchor-type="paragraph" svg:width="16.999cm" svg:height="9.97cm" draw:z-index="4"><draw:image xlink:href="Pictures/10000000000003B90000022FD250ABFD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31M31S</meta:editing-duration>
    <meta:editing-cycles>3</meta:editing-cycles>
    <meta:generator>OpenOffice/4.1.0$Win32 OpenOffice.org_project/410m18$Build-9764</meta:generator>
    <dc:date>2014-07-11T15:25:42.81</dc:date>
    <meta:document-statistic meta:table-count="0" meta:image-count="5" meta:object-count="0" meta:page-count="2" meta:paragraph-count="0" meta:word-count="0" meta:character-count="0"/>
    <dc:creator>Andreea Tita</dc:creator>
    <meta:user-defined meta:name="Info 1"/>
    <meta:user-defined meta:name="Info 2"/>
    <meta:user-defined meta:name="Info 3"/>
    <meta:user-defined meta:name="Info 4"/>
  </office:meta>
</office:document-meta>
</file>